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626cm" fo:min-width="3.7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626cm" fo:min-width="4.626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3cm" fo:min-width="4.7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75cm" fo:min-width="4.25cm" fo:wrap-option="wrap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69cm" fo:min-width="6.264cm"/>
      <style:paragraph-properties style:writing-mode="lr-tb"/>
    </style:style>
    <style:style style:name="gr6" style:family="graphic" style:parent-style-name="objectwithoutfill">
      <style:graphic-properties draw:marker-end="Arrowheads_20_1" draw:marker-end-width="0.3cm" draw:fill="none" draw:textarea-vertical-align="middle"/>
    </style:style>
    <style:style style:name="gr7" style:family="graphic" style:parent-style-name="objectwithoutfill">
      <style:graphic-properties draw:marker-end="Arrowheads_20_3" draw:marker-end-width="0.3cm" draw:fill="none" draw:textarea-vertical-align="middle"/>
    </style:style>
    <style:style style:name="gr8" style:family="graphic" style:parent-style-name="objectwithoutfill">
      <style:graphic-properties draw:marker-end="Arrowheads_20_6" draw:marker-end-width="0.3cm" draw:fill="none" draw:textarea-vertical-align="middle"/>
    </style:style>
    <style:style style:name="gr9" style:family="graphic" style:parent-style-name="objectwithoutfill">
      <style:graphic-properties draw:marker-end="Arrowheads_20_8" draw:marker-end-width="0.3cm" draw:fill="none" draw:textarea-vertical-align="middle"/>
    </style:style>
    <style:style style:name="gr10" style:family="graphic" style:parent-style-name="objectwithoutfill">
      <style:graphic-properties draw:marker-end="Arrowheads_20_10" draw:marker-end-width="0.3cm" draw:fill="none" draw:textarea-vertical-align="middle"/>
    </style:style>
    <style:style style:name="gr11" style:family="graphic" style:parent-style-name="objectwithoutfill">
      <style:graphic-properties draw:marker-end="Arrowheads_20_11" draw:marker-end-width="0.3cm" draw:fill="none" draw:textarea-vertical-align="middle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objectwithoutfill">
      <style:graphic-properties draw:marker-end="Arrowheads_20_13" draw:marker-end-width="0.3cm" draw:fill="none" draw:textarea-vertical-align="middle"/>
    </style:style>
    <style:style style:name="gr14" style:family="graphic" style:parent-style-name="objectwithoutfill">
      <style:graphic-properties draw:marker-end="Arrowheads_20_14" draw:marker-end-width="0.3cm" draw:fill="none" draw:textarea-vertical-align="middle"/>
    </style:style>
    <style:style style:name="gr15" style:family="graphic" style:parent-style-name="objectwithoutfill">
      <style:graphic-properties draw:marker-end="Arrowheads_20_16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20" style:family="graphic" style:parent-style-name="objectwithoutfill">
      <style:graphic-properties draw:marker-end="Arrowheads_20_17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5cm" svg:height="5.75cm" svg:x="1.448cm" svg:y="6.83cm">
          <text:p text:style-name="P1"><text:span text:style-name="T1">Main Menu</text:span></text:p>
          <text:p text:style-name="P1"><text:span text:style-name="T2">Options: Start, Exi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draw:layer="layout" svg:width="10.25cm" svg:height="5.75cm" svg:x="0.948cm" svg:y="14.58cm">
          <text:p text:style-name="P1"><text:span text:style-name="T1">Level Selector</text:span></text:p>
          <text:p text:style-name="P1"><text:span text:style-name="T2">Options: Select a level, Go back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draw:layer="layout" svg:width="10.5cm" svg:height="6.5cm" svg:x="0.948cm" svg:y="21.58cm">
          <text:p text:style-name="P1"><text:span text:style-name="T1">Play the Level</text:span></text:p>
          <text:p text:style-name="P1"><text:span text:style-name="T2">Possible outcomes: Win, Lose, Close progra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4.75cm" svg:height="2cm" svg:x="12.198cm" svg:y="21.08cm">
          <text:p text:style-name="P2"><text:span text:style-name="T1">Success scree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75cm" svg:height="2cm" svg:x="12.198cm" svg:y="25.58cm">
          <text:p text:style-name="P2"><text:span text:style-name="T1">Failure scree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.5cm" svg:height="2.75cm" svg:x="10.698cm" svg:y="2.83cm">
          <text:p text:style-name="P1"><text:span text:style-name="T1">Program end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2" draw:layer="layout" svg:width="7.5cm" svg:height="2.75cm" svg:x="1.948cm" svg:y="2.83cm">
          <text:p text:style-name="P1"><text:span text:style-name="T1">Start the program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6" draw:text-style-name="P3" draw:layer="layout" svg:x1="2.948cm" svg:y1="16.33cm" svg:x2="2.948cm" svg:y2="10.83cm">
          <text:p/>
        </draw:line>
        <draw:line draw:style-name="gr7" draw:text-style-name="P3" draw:layer="layout" svg:x1="7.948cm" svg:y1="11.08cm" svg:x2="7.948cm" svg:y2="15.58cm">
          <text:p/>
        </draw:line>
        <draw:line draw:style-name="gr8" draw:text-style-name="P3" draw:layer="layout" svg:x1="4.448cm" svg:y1="5.58cm" svg:x2="5.698cm" svg:y2="6.83cm">
          <text:p/>
        </draw:line>
        <draw:line draw:style-name="gr9" draw:text-style-name="P3" draw:layer="layout" svg:x1="3.198cm" svg:y1="18.83cm" svg:x2="3.448cm" svg:y2="23.33cm">
          <text:p/>
        </draw:line>
        <draw:line draw:style-name="gr10" draw:text-style-name="P3" draw:layer="layout" svg:x1="7.698cm" svg:y1="27.08cm" svg:x2="12.198cm" svg:y2="26.83cm">
          <text:p/>
        </draw:line>
        <draw:line draw:style-name="gr11" draw:text-style-name="P3" draw:layer="layout" svg:x1="7.948cm" svg:y1="22.58cm" svg:x2="12.198cm" svg:y2="22.08cm">
          <text:p/>
        </draw:line>
        <draw:line draw:style-name="gr12" draw:text-style-name="P3" draw:layer="layout" svg:x1="6.698cm" svg:y1="27.83cm" svg:x2="17.698cm" svg:y2="28.33cm">
          <text:p/>
        </draw:line>
        <draw:line draw:style-name="gr13" draw:text-style-name="P3" draw:layer="layout" svg:x1="17.698cm" svg:y1="28.33cm" svg:x2="16.948cm" svg:y2="5.58cm">
          <text:p/>
        </draw:line>
        <draw:line draw:style-name="gr14" draw:text-style-name="P3" draw:layer="layout" svg:x1="12.698cm" svg:y1="25.58cm" svg:x2="8.448cm" svg:y2="18.83cm">
          <text:p/>
        </draw:line>
        <draw:line draw:style-name="gr15" draw:text-style-name="P3" draw:layer="layout" svg:x1="14.198cm" svg:y1="21.08cm" svg:x2="9.698cm" svg:y2="18.33cm">
          <text:p/>
        </draw:line>
        <draw:frame draw:style-name="gr16" draw:text-style-name="P5" draw:layer="layout" svg:width="3.5cm" svg:height="1cm" svg:x="7.698cm" svg:y="13.08cm">
          <draw:text-box>
            <text:p text:style-name="P4"><text:span text:style-name="T1">Start</text:span></text:p>
          </draw:text-box>
        </draw:frame>
        <draw:frame draw:style-name="gr17" draw:text-style-name="P5" draw:layer="layout" svg:width="3.5cm" svg:height="1.673cm" svg:x="2.74cm" svg:y="13.184cm">
          <draw:text-box>
            <text:p text:style-name="P4"><text:span text:style-name="T1">Go Back</text:span></text:p>
          </draw:text-box>
        </draw:frame>
        <draw:frame draw:style-name="gr18" draw:text-style-name="P5" draw:layer="layout" svg:width="5.25cm" svg:height="1.25cm" svg:x="1.448cm" svg:y="20.83cm">
          <draw:text-box>
            <text:p text:style-name="P4"><text:span text:style-name="T1">Level Selected</text:span></text:p>
          </draw:text-box>
        </draw:frame>
        <draw:frame draw:style-name="gr19" draw:text-style-name="P5" draw:layer="layout" svg:width="5cm" svg:height="1.5cm" svg:x="15.189cm" svg:y="14.104cm">
          <draw:text-box>
            <text:p text:style-name="P4"><text:span text:style-name="T1">Quick Exit</text:span></text:p>
          </draw:text-box>
        </draw:frame>
        <draw:frame draw:style-name="gr19" draw:text-style-name="P5" draw:layer="layout" svg:width="3.75cm" svg:height="1.5cm" svg:x="9.052cm" svg:y="26.099cm">
          <draw:text-box>
            <text:p text:style-name="P4"><text:span text:style-name="T1">Lose</text:span></text:p>
          </draw:text-box>
        </draw:frame>
        <draw:frame draw:style-name="gr16" draw:text-style-name="P5" draw:layer="layout" svg:width="3.75cm" svg:height="1cm" svg:x="8.249cm" svg:y="21.684cm">
          <draw:text-box>
            <text:p text:style-name="P4"><text:span text:style-name="T1">Win</text:span></text:p>
          </draw:text-box>
        </draw:frame>
        <draw:line draw:style-name="gr20" draw:text-style-name="P3" draw:layer="layout" svg:x1="8.198cm" svg:y1="8.58cm" svg:x2="12.448cm" svg:y2="5.58cm">
          <text:p/>
        </draw:line>
        <draw:frame draw:style-name="gr19" draw:text-style-name="P5" draw:layer="layout" svg:width="4.5cm" svg:height="1.5cm" svg:x="10.137cm" svg:y="6.925cm">
          <draw:text-box>
            <text:p text:style-name="P4"><text:span text:style-name="T1">Exit</text:span></text:p>
          </draw:text-box>
        </draw:frame>
        <draw:frame draw:style-name="gr18" draw:text-style-name="P5" draw:layer="layout" svg:width="11.25cm" svg:height="1.276cm" svg:x="4.75cm" svg:y="1cm">
          <draw:text-box>
            <text:p text:style-name="P4"><text:span text:style-name="T3">GUI Structur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3" draw:display-name="Arrowheads 3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Roboto" style:font-family-complex="Robot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9T09:22:45.677074113</meta:creation-date>
    <dc:date>2024-02-09T09:56:21.283827394</dc:date>
    <meta:editing-duration>PT34M1S</meta:editing-duration>
    <meta:editing-cycles>1</meta:editing-cycles>
    <meta:generator>LibreOffice/7.5.2.2$Linux_X86_64 LibreOffice_project/50$Build-2</meta:generator>
    <meta:document-statistic meta:object-count="26"/>
  </office:meta>
</office:document-meta>
</file>